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fo:color="#000000" fo:font-size="10pt" style:font-size-asian="10pt" style:font-size-complex="10pt"/>
    </style:style>
    <style:style style:name="P11" style:family="paragraph" style:parent-style-name="Standard" style:list-style-name="WW8Num32">
      <style:paragraph-properties fo:text-align="justify" style:justify-single-word="false"/>
    </style:style>
    <style:style style:name="P12" style:family="paragraph" style:parent-style-name="Standard" style:list-style-name="WW8Num20">
      <style:paragraph-properties fo:text-align="justify" style:justify-single-word="false"/>
    </style:style>
    <style:style style:name="P13" style:family="paragraph" style:parent-style-name="Standard" style:list-style-name="WW8Num31">
      <style:paragraph-properties fo:text-align="justify" style:justify-single-word="false"/>
    </style:style>
    <style:style style:name="P14" style:family="paragraph" style:parent-style-name="Standard" style:list-style-name="WW8Num43">
      <style:paragraph-properties fo:text-align="justify" style:justify-single-word="false"/>
    </style:style>
    <style:style style:name="P15" style:family="paragraph" style:parent-style-name="Standard" style:list-style-name="WW8Num35">
      <style:paragraph-properties fo:text-align="justify" style:justify-single-word="false"/>
    </style:style>
    <style:style style:name="P16" style:family="paragraph" style:parent-style-name="Standard" style:list-style-name="WW8Num22">
      <style:paragraph-properties fo:text-align="justify" style:justify-single-word="false"/>
    </style:style>
    <style:style style:name="P17" style:family="paragraph" style:parent-style-name="Standard" style:list-style-name="WW8Num8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WW8Num8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WW8Num8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WW8Num8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WW8Num8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WW8Num8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list-style-name="WW8Num14">
      <style:paragraph-properties fo:margin-left="-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WW8Num2">
      <style:paragraph-properties fo:margin-left="-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8Num40">
      <style:paragraph-properties fo:margin-left="-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8Num13">
      <style:paragraph-properties fo:margin-left="-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8Num21">
      <style:paragraph-properties fo:margin-left="-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8Num27">
      <style:paragraph-properties fo:margin-left="-0.661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8Num34">
      <style:paragraph-properties fo:margin-left="0.953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</style:style>
    <style:style style:name="P32" style:family="paragraph" style:parent-style-name="Standard" style:list-style-name="WW8Num34">
      <style:paragraph-properties fo:margin-left="0.953cm" fo:margin-right="0cm" fo:text-align="justify" style:justify-single-word="false" fo:text-indent="0cm" style:auto-text-indent="false">
        <style:tab-stops>
          <style:tab-stop style:position="0.635cm"/>
          <style:tab-stop style:position="1.27cm"/>
        </style:tab-stops>
      </style:paragraph-properties>
    </style:style>
    <style:style style:name="P33" style:family="paragraph" style:parent-style-name="Standard" style:list-style-name="WW8Num38">
      <style:paragraph-properties fo:margin-left="0.318cm" fo:margin-right="0cm" fo:text-align="justify" style:justify-single-word="false" fo:text-indent="0cm" style:auto-text-indent="false"/>
    </style:style>
    <style:style style:name="P34" style:family="paragraph" style:parent-style-name="Standard" style:list-style-name="WW8Num18">
      <style:paragraph-properties fo:margin-left="0.318cm" fo:margin-right="0cm" fo:text-align="justify" style:justify-single-word="false" fo:text-indent="0cm" style:auto-text-indent="false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/>
      <text:p text:style-name="P3">Regulamin Koła </text:p>
      <text:p text:style-name="P3"/>
      <text:p text:style-name="P4">Otwartych Technik Informacyjnych i Komputerowych</text:p>
      <text:p text:style-name="P2"/>
      <text:p text:style-name="P2">ROZDZIAŁ I</text:p>
      <text:p text:style-name="P2">Postanowienia ogólne</text:p>
      <text:p text:style-name="P2"/>
      <text:p text:style-name="P2">§ 1</text:p>
      <text:p text:style-name="P5">Nazwa Koła br<text:span text:style-name="T3">zmi Koło Otwartych Technik Informacyjnych i Komputerowych, zwane </text:span>dalej Kołem.</text:p>
      <text:p text:style-name="P5"/>
      <text:p text:style-name="P2">§ 2</text:p>
      <text:p text:style-name="P5">Koło działa przy Wydzial<text:span text:style-name="T3">e Elektrycznym Politechn</text:span>iki Warszawskiej.</text:p>
      <text:p text:style-name="P5"/>
      <text:p text:style-name="P2">§ 3</text:p>
      <text:p text:style-name="P5">Koło działa zgodnie z obowiązującym prawem w szczególności z ustawą z dnia 27 lipca 2005 r. <text:span text:style-name="T1">Prawo o szkolnictwie wyższym</text:span> (Dz. U. nr 164, poz. 1365 z późn. zm.) oraz ze Statutem Politechniki Warszawskiej.</text:p>
      <text:p text:style-name="P2"/>
      <text:p text:style-name="P2">§ 4</text:p>
      <text:p text:style-name="P5">Koło nie posiada osobowości prawnej i działa w ramach struktury Politechniki Warszawskiej.</text:p>
      <text:p text:style-name="P5"/>
      <text:p text:style-name="P2"/>
      <text:p text:style-name="P2">ROZDZIAŁ II</text:p>
      <text:p text:style-name="P2">Cele Koła</text:p>
      <text:p text:style-name="P2"/>
      <text:p text:style-name="P2">§ 5</text:p>
      <text:p text:style-name="P2"/>
      <text:p text:style-name="P5">Celem Koła jest ułatwienie jego członkom rozwijania i pogłębiania wiedzy w zakresie szeroko pojętej informatyki, a w szczególności otwartych standardów, oprogramowania i rozwiązań technicznych.</text:p>
      <text:p text:style-name="P5"/>
      <text:p text:style-name="P2">§ 6</text:p>
      <text:p text:style-name="P5">Koło realizuje cele, o których mowa w § 5, przez:</text:p>
      <text:list text:style-name="WW8Num8">
        <text:list-item>
          <text:p text:style-name="P17">organizowanie konferencji, seminariów oraz odczytów związanych z celami Koła;</text:p>
        </text:list-item>
        <text:list-item>
          <text:p text:style-name="P17">rozpatrywanie zagadnień naukowo-badawczych;</text:p>
        </text:list-item>
        <text:list-item>
          <text:p text:style-name="P17">inspirowanie tematyki ćwiczeń, prac projektowych oraz prac dyplomowych;</text:p>
        </text:list-item>
        <text:list-item>
          <text:p text:style-name="P17">współpracę z innymi kołami, stowarzyszeniami i ośrodkami naukowymi;</text:p>
        </text:list-item>
        <text:list-item>
          <text:p text:style-name="P17">propagowanie otwartych standardów w technikach informatycznych;</text:p>
        </text:list-item>
        <text:list-item>
          <text:p text:style-name="P17">prowadzenie strony internetowej Koła;</text:p>
        </text:list-item>
      </text:list>
      <text:p text:style-name="P8"/>
      <text:p text:style-name="P2"/>
      <text:p text:style-name="P2">ROZDZIAŁ III</text:p>
      <text:p text:style-name="P2">Członkowie Koła</text:p>
      <text:p text:style-name="P2"/>
      <text:p text:style-name="P2">§ 7</text:p>
      <text:p text:style-name="P5">Członkiem Koła może zostać każdy student lub doktorant Politechniki Warszawskiej zainteresowany realizacją celów Koła.</text:p>
      <text:p text:style-name="P5"/>
      <text:p text:style-name="P2"/>
      <text:p text:style-name="P9">§ 8</text:p>
      <text:p text:style-name="P1">Członkami honorowymi Koła mogą być absolwenci Politechniki Warszawskiej lub zatrudnieni w niej nauczyciele akademiccy, a także inne osoby, które położyły szczególne zasługi dla rozwoju Koła.</text:p>
      <text:p text:style-name="P5"/>
      <text:p text:style-name="P2">§ 9</text:p>
      <text:list text:style-name="WW8Num14">
        <text:list-item>
          <text:p text:style-name="P24">Członkostwo nabywa się na mocy uchwały Zarządu, wydanej po rozpatrzeniu pisemnego wniosku złożonego przez kandydata na członka.</text:p>
        </text:list-item>
        <text:list-item>
          <text:p text:style-name="P24">Kandydatowi na członka Koła przysługuje odwołanie od uchwały Zarządu w przedmiocie odmowy przyjęcia na członka do Walnego Zebrania w terminie 7 dni od otrzymania uchwały Zarządu.</text:p>
        </text:list-item>
        <text:list-item>
          <text:p text:style-name="P24">Decyzja Walnego Zebrania, o której mowa w ust. 2, jest ostateczna.</text:p>
        </text:list-item>
      </text:list>
      <text:p text:style-name="P5"/>
      <text:p text:style-name="P2"/>
      <text:p text:style-name="P2">§ 10</text:p>
      <text:p text:style-name="P5">Członek Koła ma prawo:</text:p>
      <text:list text:style-name="WW8Num32">
        <text:list-item>
          <text:p text:style-name="P11">uczestniczenia w Walnym Zebraniu;</text:p>
        </text:list-item>
        <text:list-item>
          <text:p text:style-name="P11">korzystania z pomocy pracowników naukowych współpracujących z Kołem;</text:p>
        </text:list-item>
        <text:list-item>
          <text:p text:style-name="P11">zgłaszania opinii, wniosków i postulatów pod adresem władz Koła;</text:p>
        </text:list-item>
        <text:list-item>
          <text:p text:style-name="P11">czynnego i biernego prawa wyborczego;</text:p>
        </text:list-item>
      </text:list>
      <text:p text:style-name="P8"/>
      <text:p text:style-name="P2">§ 11</text:p>
      <text:p text:style-name="P5">Członek Koła ma obowiązek:</text:p>
      <text:list text:style-name="WW8Num20">
        <text:list-item>
          <text:p text:style-name="P12">przestrzegać postanowień niniejszego Regulaminu oraz uchwał organów Koła;</text:p>
        </text:list-item>
        <text:list-item>
          <text:p text:style-name="P12">aktywnie uczestniczyć w pracach Koła;</text:p>
        </text:list-item>
        <text:list-item>
          <text:p text:style-name="P12">dbać o pozytywny wizerunek Koła i Politechniki Warszawskiej;</text:p>
        </text:list-item>
      </text:list>
      <text:p text:style-name="P5"/>
      <text:p text:style-name="P2">§ 12</text:p>
      <text:p text:style-name="P5">Członkostwo ustaje na skutek:</text:p>
      <text:list text:style-name="WW8Num31">
        <text:list-item>
          <text:p text:style-name="P13">wykluczenia – dokonanego w drodze uchwały Walnego Zebrania, w przypadku postępowania członka sprzecznego z niniejszym Regulaminem, Statutem Politechniki Warszawskiej lub w inny sposób nie dającego się pogodzić z obowiązkami studenta Politechniki Warszawskiej;</text:p>
        </text:list-item>
        <text:list-item>
          <text:p text:style-name="P13">wykreślenia – dokonanego w drodze uchwały Zarządu, w przypadku utraty przez członka statusu studenta lub doktoranta Politechniki Warszawskiej oraz na wniosek samego członka;</text:p>
        </text:list-item>
        <text:list-item>
          <text:p text:style-name="P13">śmierci członka.</text:p>
        </text:list-item>
      </text:list>
      <text:p text:style-name="P2"/>
      <text:p text:style-name="P2">ROZDZIAŁ IV</text:p>
      <text:p text:style-name="P2">Władze Koła </text:p>
      <text:p text:style-name="P5"/>
      <text:p text:style-name="P2">§ 13</text:p>
      <text:p text:style-name="P5">Władzami Koła są:</text:p>
      <text:list text:style-name="WW8Num43">
        <text:list-item>
          <text:p text:style-name="P14">Zarząd;</text:p>
        </text:list-item>
        <text:list-item>
          <text:p text:style-name="P14">Walne Zebranie Członków Koła, zwane dalej Walnym Zebraniem.</text:p>
        </text:list-item>
      </text:list>
      <text:p text:style-name="P8"/>
      <text:p text:style-name="P2">§ 14</text:p>
      <text:p text:style-name="P5">Do kompetencji Walnego Zebrania należy:</text:p>
      <text:list text:style-name="WW8Num35">
        <text:list-item>
          <text:p text:style-name="P15">określanie kierunków pracy Koła;</text:p>
        </text:list-item>
        <text:list-item>
          <text:p text:style-name="P15">wybór, odwoływanie i uzupełnianie składu Zarządu;</text:p>
        </text:list-item>
        <text:list-item>
          <text:p text:style-name="P15">udzielanie absolutorium z działalności Zarządu za dany rok akademicki;</text:p>
        </text:list-item>
        <text:list-item>
          <text:p text:style-name="P15">uchwalanie zmian w Regulaminie Koła;</text:p>
        </text:list-item>
        <text:list-item>
          <text:p text:style-name="P15">podjęcie uchwały w sprawie rozwiązania Koła.</text:p>
        </text:list-item>
      </text:list>
      <text:p text:style-name="P9">§ 15</text:p>
      <text:list text:style-name="WW8Num2">
        <text:list-item>
          <text:p text:style-name="P25">Zarząd zwołuje Walne Zebranie przynajmniej raz w roku.</text:p>
        </text:list-item>
        <text:list-item>
          <text:p text:style-name="P25">Zarząd ma obowiązek zwołać Walne Zebranie także na wniosek co najmniej <text:s/>25 % członków Koła, w terminie nie przekraczającym 14 dni od daty wpłynięcia wniosku.</text:p>
        </text:list-item>
      </text:list>
      <text:p text:style-name="P5"/>
      <text:p text:style-name="P2"/>
      <text:p text:style-name="P2">§ 16</text:p>
      <text:p text:style-name="P5">Uchwały organów Koła podejmowane są zwykłą większością głosów w obecności co najmniej 1/2 uprawnionych do głosowania, o ile niniejszy Regulamin nie stanowi inaczej.</text:p>
      <text:p text:style-name="P5"/>
      <text:p text:style-name="P2">§ 17</text:p>
      <text:list text:style-name="WW8Num27">
        <text:list-item>
          <text:p text:style-name="P30">Uchwały organów Koła nie mogą <text:s/>naruszać powagi lub interesu Politechniki Warszawskiej.</text:p>
        </text:list-item>
        <text:list-item>
          <text:p text:style-name="P30">Uchwały organów Koła mogą być uchylone przez Rektora Politechniki Warszawskiej w przypadku ich niezgodności z przepisami prawa, Statutem Politechniki Warszawskiej lub niniejszym Regulaminem.</text:p>
        </text:list-item>
      </text:list>
      <text:p text:style-name="P2"/>
      <text:p text:style-name="P2">§ 18</text:p>
      <text:list text:style-name="WW8Num40">
        <text:list-item>
          <text:p text:style-name="P26">Zarząd jest wybierany przez Walne Zebranie na okres jednego roku akademickiego.</text:p>
        </text:list-item>
        <text:list-item>
          <text:p text:style-name="P26">Zarząd składa się co najmniej z 3 członków Koła.</text:p>
        </text:list-item>
        <text:list-item>
          <text:p text:style-name="P26">Zarząd wybiera ze swego grona Prezesa, Zastępcę oraz Sekretarza.</text:p>
        </text:list-item>
      </text:list>
      <text:p text:style-name="P2"/>
      <text:p text:style-name="P2">§ 19</text:p>
      <text:p text:style-name="P5">Oświadczenia woli w imieniu Zarządu oraz Koła może składać Prezes Koła bądź inna osoba upoważniona przez Prezesa.</text:p>
      <text:p text:style-name="P5"/>
      <text:p text:style-name="P2">§ 20</text:p>
      <text:p text:style-name="P5">Zarząd lub członek Zarządu może być odwołany przez Walne Zebranie na wniosek co najmniej 25 % liczby członków Koła.</text:p>
      <text:p text:style-name="P5"/>
      <text:p text:style-name="P2">§ 21</text:p>
      <text:p text:style-name="P5">Do kompetencji Zarządu należy:</text:p>
      <text:list text:style-name="WW8Num22">
        <text:list-item>
          <text:p text:style-name="P16">reprezentowanie Koła;</text:p>
        </text:list-item>
        <text:list-item>
          <text:p text:style-name="P16">wykonywanie uchwał Walnego Zebrania;</text:p>
        </text:list-item>
        <text:list-item>
          <text:p text:style-name="P16">przyjmowanie oraz wykreślanie członków Koła;</text:p>
        </text:list-item>
        <text:list-item>
          <text:p text:style-name="P16">kierowanie bieżącą działalnością Koła;</text:p>
        </text:list-item>
        <text:list-item>
          <text:p text:style-name="P16">podejmowanie decyzji we wszystkich sprawach nie zastrzeżonych do kompetencji Walnego Zebrania.</text:p>
        </text:list-item>
      </text:list>
      <text:p text:style-name="P2"/>
      <text:p text:style-name="P2">ROZDZIAŁ V</text:p>
      <text:p text:style-name="P2">Opiekunowie Koła</text:p>
      <text:p text:style-name="P2"/>
      <text:p text:style-name="P2">§ 22</text:p>
      <text:list text:style-name="WW8Num4">
        <text:list-item>
          <text:p text:style-name="P27">Opiekunami naukowymi Koła mogą być pracownicy Politechniki Warszawskiej. </text:p>
        </text:list-item>
        <text:list-item>
          <text:p text:style-name="P27">Opiekuni naukowi Koła wybierani są na czas nieokreślony.</text:p>
        </text:list-item>
      </text:list>
      <text:p text:style-name="P8"/>
      <text:p text:style-name="P5"/>
      <text:p text:style-name="P2">§ 23</text:p>
      <text:p text:style-name="P5">Do kompetencji Opiekunów Koła należy:</text:p>
      <text:list text:style-name="WW8Num34">
        <text:list-item>
          <text:p text:style-name="P31">wspieranie i koordynacja działalność Koła;</text:p>
        </text:list-item>
        <text:list-item>
          <text:p text:style-name="P32">zatwierdzanie tematów badawczych podejmowanych przez Koło i merytoryczna pomoc w ich realizacji.</text:p>
        </text:list-item>
      </text:list>
      <text:p text:style-name="P5"/>
      <text:p text:style-name="P2"/>
      <text:p text:style-name="P9">ROZDZIAŁ VI</text:p>
      <text:p text:style-name="P2">Majątek i finanse Koła</text:p>
      <text:p text:style-name="P6"/>
      <text:p text:style-name="P2">§ 24</text:p>
      <text:list text:style-name="WW8Num13">
        <text:list-item>
          <text:p text:style-name="P28">Praca w organach Koła ma charakter społeczny.</text:p>
        </text:list-item>
        <text:list-item>
          <text:p text:style-name="P28">Dla realizacji swoich celów Koło korzysta ze środków finansowych:</text:p>
        </text:list-item>
      </text:list>
      <text:list text:style-name="WW8Num38">
        <text:list-item>
          <text:p text:style-name="P33">przyznanych przez Uczelnię z jej budżetu;</text:p>
        </text:list-item>
        <text:list-item>
          <text:p text:style-name="P33">przekazanych przez sponsorów w formie darowizny;</text:p>
        </text:list-item>
        <text:list-item>
          <text:p text:style-name="P33">wypracowanych przez członków koła i przekazanych na konto uczelni na podstawie umów zawieranych przez uczelnię z innymi podmiotami;</text:p>
        </text:list-item>
        <text:list-item>
          <text:p text:style-name="P33">dobrowolnych składek członków Koła w przypadku zatwierdzenia ich przez Walne Zebranie członków.</text:p>
        </text:list-item>
      </text:list>
      <text:p text:style-name="P8"/>
      <text:p text:style-name="P2"/>
      <text:p text:style-name="P2">ROZDZIAŁ VII</text:p>
      <text:p text:style-name="P2">Postanowienia końcowe</text:p>
      <text:p text:style-name="P6"/>
      <text:p text:style-name="P2">§ 25</text:p>
      <text:list text:style-name="WW8Num21">
        <text:list-item>
          <text:p text:style-name="P29">Zmiany Regulaminu wprowadza się w drodze uchwały Walnego Zebrania przyjętej bezwzględną większością głosów w obecności co najmniej połowy uprawnionych do głosowania.</text:p>
        </text:list-item>
        <text:list-item>
          <text:p text:style-name="P29">Uchwała w sprawie zmiany Regulaminu wymaga zatwierdzenia przez Rektora Politechniki Warszawskiej.</text:p>
        </text:list-item>
      </text:list>
      <text:p text:style-name="P5"/>
      <text:p text:style-name="P2">§ 26</text:p>
      <text:p text:style-name="P5">Rozwiązanie Koła następuje w drodze:</text:p>
      <text:list text:style-name="WW8Num18">
        <text:list-item>
          <text:p text:style-name="P34">uchwały Walnego Zebrania przyjętej bezwzględną większością głosów w obecności co najmniej połowy uprawnionych do głosowania członków Koła;</text:p>
        </text:list-item>
        <text:list-item>
          <text:p text:style-name="P34">uchwały Senatu Politechniki Warszawskiej, podjętej na wniosek Rektora Politechniki Warszawskiej.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6z0" style:family="text">
      <style:text-properties fo:color="#000000" fo:font-style="normal" style:font-style-asian="norma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1.905cm"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min-label-width="0.635cm"/>
      </text:list-level-style-number>
      <text:list-level-style-number text:level="6" style:num-suffix="." style:num-format="i">
        <style:list-level-properties text:min-label-width="1.905cm" text:min-label-distance="0.318cm" fo:text-align="end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81cm" text:min-label-width="0.635cm"/>
      </text:list-level-style-number>
      <text:list-level-style-number text:level="9" style:num-suffix="." style:num-format="i">
        <style:list-level-properties text:min-label-width="5.7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1.905cm"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min-label-width="0.635cm"/>
      </text:list-level-style-number>
      <text:list-level-style-number text:level="6" style:num-suffix="." style:num-format="i">
        <style:list-level-properties text:min-label-width="1.905cm" text:min-label-distance="0.318cm" fo:text-align="end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81cm" text:min-label-width="0.635cm"/>
      </text:list-level-style-number>
      <text:list-level-style-number text:level="9" style:num-suffix="." style:num-format="i">
        <style:list-level-properties text:min-label-width="5.7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1.905cm"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min-label-width="0.635cm"/>
      </text:list-level-style-number>
      <text:list-level-style-number text:level="6" style:num-suffix="." style:num-format="i">
        <style:list-level-properties text:min-label-width="1.905cm" text:min-label-distance="0.318cm" fo:text-align="end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81cm" text:min-label-width="0.635cm"/>
      </text:list-level-style-number>
      <text:list-level-style-number text:level="9" style:num-suffix="." style:num-format="i">
        <style:list-level-properties text:min-label-width="5.7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1.905cm"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min-label-width="0.635cm"/>
      </text:list-level-style-number>
      <text:list-level-style-number text:level="6" style:num-suffix="." style:num-format="i">
        <style:list-level-properties text:min-label-width="1.905cm" text:min-label-distance="0.318cm" fo:text-align="end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81cm" text:min-label-width="0.635cm"/>
      </text:list-level-style-number>
      <text:list-level-style-number text:level="9" style:num-suffix="." style:num-format="i">
        <style:list-level-properties text:min-label-width="5.7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1.905cm"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min-label-width="0.635cm"/>
      </text:list-level-style-number>
      <text:list-level-style-number text:level="6" style:num-suffix="." style:num-format="i">
        <style:list-level-properties text:min-label-width="1.905cm" text:min-label-distance="0.318cm" fo:text-align="end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81cm" text:min-label-width="0.635cm"/>
      </text:list-level-style-number>
      <text:list-level-style-number text:level="9" style:num-suffix="." style:num-format="i">
        <style:list-level-properties text:min-label-width="5.7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6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5.71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1">
        <style:list-level-properties text:min-label-width="0.501cm" text:min-label-distance="0.501cm" fo:text-align="end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3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1.905cm"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min-label-width="0.635cm"/>
      </text:list-level-style-number>
      <text:list-level-style-number text:level="6" style:num-suffix="." style:num-format="i">
        <style:list-level-properties text:min-label-width="1.905cm" text:min-label-distance="0.318cm" fo:text-align="end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81cm" text:min-label-width="0.635cm"/>
      </text:list-level-style-number>
      <text:list-level-style-number text:level="9" style:num-suffix="." style:num-format="i">
        <style:list-level-properties text:min-label-width="5.7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0.635cm" text:min-label-width="0.635cm"/>
      </text:list-level-style-number>
      <text:list-level-style-number text:level="3" style:num-suffix="." style:num-format="i">
        <style:list-level-properties text:min-label-distance="0.318cm" fo:text-align="end"/>
      </text:list-level-style-number>
      <text:list-level-style-number text:level="4" style:num-suffix="." style:num-format="1">
        <style:list-level-properties text:min-label-width="0.635cm"/>
      </text:list-level-style-number>
      <text:list-level-style-number text:level="5" style:num-suffix="." style:num-format="a" style:num-letter-sync="true">
        <style:list-level-properties text:space-before="1.905cm" text:min-label-width="0.635cm"/>
      </text:list-level-style-number>
      <text:list-level-style-number text:level="6" style:num-suffix="." style:num-format="i">
        <style:list-level-properties text:min-label-width="3.81cm" text:min-label-distance="0.318cm" fo:text-align="end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a" style:num-letter-sync="true">
        <style:list-level-properties text:space-before="5.715cm" text:min-label-width="0.635cm"/>
      </text:list-level-style-number>
      <text:list-level-style-number text:level="9" style:num-suffix="." style:num-format="i">
        <style:list-level-properties text:min-label-width="7.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1">
        <style:list-level-properties text:min-label-width="1.136cm" text:min-label-distance="0.501cm" fo:text-align="end"/>
      </text:list-level-style-number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.499cm" fo:margin-left="2.499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0.501cm" fo:margin-bottom="0cm" fo:margin-left="2.499cm" fo:margin-right="0.998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Konwertuj_20_1" style:display-name="Konwertuj 1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OLITECHNIKA WARSZAWSKA</dc:title>
    <meta:initial-creator>Grażyna Kosikowska</meta:initial-creator>
    <meta:creation-date>2010-02-24T12:33:00</meta:creation-date>
    <dc:creator>lukasz</dc:creator>
    <dc:date>2010-04-23T13:03:40</dc:date>
    <meta:print-date>2010-02-11T16:04:00</meta:print-date>
    <meta:editing-cycles>18</meta:editing-cycles>
    <meta:editing-duration>PT3H39M55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113" meta:word-count="798" meta:character-count="5921"/>
  </office:meta>
</office:document-meta>
</file>